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A000000A0EE7F3E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5cm" draw:marker-start="Symmetric_20_Arrow" draw:marker-start-width="0.08cm" draw:marker-end-width="0.0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5cm" draw:marker-start="Symmetric_20_Arrow" draw:marker-start-width="0.08cm" draw:marker-end-width="0.08cm" draw:textarea-horizontal-align="center" draw:textarea-vertical-align="middle" fo:padding-top="0.149cm" fo:padding-bottom="0.149cm" fo:padding-left="0.274cm" fo:padding-right="0.274cm"/>
    </style:style>
    <style:style style:name="gr5" style:family="graphic" style:parent-style-name="standard">
      <style:graphic-properties draw:textarea-horizontal-align="center" draw:textarea-vertical-align="middle" draw:shadow="hidden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id="id5" draw:layer="layout" svg:width="0.483cm" svg:height="1.88cm" svg:x="13.486cm" svg:y="9.272cm">
            <draw:image xlink:href="Pictures/100000000000002A000000A0EE7F3E8A.png" xlink:type="simple" xlink:show="embed" xlink:actuate="onLoad">
              <text:p/>
            </draw:image>
          </draw:frame>
          <draw:frame draw:style-name="gr1" draw:text-style-name="P1" draw:id="id4" draw:layer="layout" svg:width="0.483cm" svg:height="1.88cm" svg:x="13.53cm" svg:y="5.626cm">
            <draw:image xlink:href="Pictures/100000000000002A000000A0EE7F3E8A.png" xlink:type="simple" xlink:show="embed" xlink:actuate="onLoad">
              <text:p/>
            </draw:image>
          </draw:frame>
          <draw:frame draw:style-name="gr2" draw:text-style-name="P1" draw:id="id3" draw:layer="layout" svg:width="0.483cm" svg:height="1.88cm" svg:x="9.948cm" svg:y="6.295cm">
            <draw:image xlink:href="Pictures/100000000000002A000000A0EE7F3E8A.png" xlink:type="simple" xlink:show="embed" xlink:actuate="onLoad">
              <text:p/>
            </draw:image>
          </draw:frame>
          <draw:frame draw:style-name="gr1" draw:text-style-name="P1" draw:id="id2" draw:layer="layout" svg:width="0.483cm" svg:height="1.88cm" svg:x="9.949cm" svg:y="4.352cm">
            <draw:image xlink:href="Pictures/100000000000002A000000A0EE7F3E8A.png" xlink:type="simple" xlink:show="embed" xlink:actuate="onLoad">
              <text:p/>
            </draw:image>
          </draw:frame>
          <draw:line draw:style-name="gr3" draw:text-style-name="P1" draw:layer="layout" svg:x1="10.157cm" svg:y1="8.774cm" svg:x2="14.623cm" svg:y2="8.774cm">
            <text:p/>
          </draw:line>
          <draw:line draw:style-name="gr3" draw:text-style-name="P1" draw:layer="layout" svg:x1="12.875cm" svg:y1="7.825cm" svg:x2="14.623cm" svg:y2="7.825cm">
            <text:p/>
          </draw:line>
          <draw:line draw:style-name="gr4" draw:text-style-name="P1" draw:layer="layout" svg:x1="12.897cm" svg:y1="7.803cm" svg:x2="11.948cm" svg:y2="8.752cm">
            <text:p/>
          </draw:line>
          <draw:rect draw:style-name="gr5" draw:text-style-name="P2" draw:id="id1" draw:layer="layout" svg:width="2.54cm" svg:height="8.916cm" svg:x="5.675cm" svg:y="3.335cm">
            <text:p text:style-name="P1"><text:span text:style-name="T1">Signal</text:span></text:p>
            <text:p text:style-name="P1"><text:span text:style-name="T1">Via</text:span></text:p>
            <text:p text:style-name="P1"><text:span text:style-name="T1">CP</text:span></text:p>
            <text:p text:style-name="P1"><text:span text:style-name="T1">Auto</text:span></text:p>
          </draw:rect>
          <draw:g>
            <draw:custom-shape draw:style-name="gr6" draw:text-style-name="P3" draw:layer="layout" svg:width="2.077cm" svg:height="0.403cm" svg:x="3.582cm" svg:y="3.329cm">
              <text:p/>
              <draw:enhanced-geometry svg:viewBox="0 0 21600 21600" draw:text-areas="0 0 21600 21600" draw:type="pentagon-right" draw:modifiers="19178.0558229066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3" draw:layer="layout" svg:width="2.077cm" svg:height="0.403cm" svg:x="3.583cm" svg:y="3.733cm">
              <text:p/>
              <draw:enhanced-geometry svg:viewBox="0 0 21600 21600" draw:text-areas="0 0 21600 21600" draw:type="pentagon-right" draw:modifiers="19178.0558229066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" draw:text-style-name="P3" draw:layer="layout" svg:width="2.077cm" svg:height="0.403cm" svg:x="3.582cm" svg:y="3.33cm">
              <text:p text:style-name="P3"><text:span text:style-name="T2">TO Straight</text:span></text:p>
              <draw:enhanced-geometry svg:viewBox="0 0 21600 21600" draw:text-areas="0 0 21600 21600" draw:type="pentagon-right" draw:modifiers="19178.0558229066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3" draw:layer="layout" svg:width="2.077cm" svg:height="0.403cm" svg:x="3.583cm" svg:y="3.734cm">
              <text:p text:style-name="P3"><text:span text:style-name="T2">TO Diverge</text:span></text:p>
              <draw:enhanced-geometry svg:viewBox="0 0 21600 21600" draw:text-areas="0 0 21600 21600" draw:type="pentagon-right" draw:modifiers="19178.0558229066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" draw:text-style-name="P3" draw:layer="layout" svg:width="2.077cm" svg:height="0.403cm" svg:x="3.582cm" svg:y="7.992cm">
              <text:p text:style-name="P3"><text:span text:style-name="T2">Main Clear</text:span></text:p>
              <draw:enhanced-geometry svg:viewBox="0 0 21600 21600" draw:text-areas="0 0 21600 21600" draw:type="pentagon-right" draw:modifiers="19178.0558229066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3" draw:layer="layout" svg:width="2.077cm" svg:height="0.403cm" svg:x="3.583cm" svg:y="8.396cm">
              <text:p text:style-name="P3"><text:span text:style-name="T2">Main Approach</text:span></text:p>
              <draw:enhanced-geometry svg:viewBox="0 0 21600 21600" draw:text-areas="0 0 21600 21600" draw:type="pentagon-right" draw:modifiers="19178.0558229066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" draw:text-style-name="P3" draw:layer="layout" svg:width="2.077cm" svg:height="0.403cm" svg:x="3.582cm" svg:y="6.806cm">
              <text:p text:style-name="P3"><text:span text:style-name="T2">ST Free</text:span></text:p>
              <draw:enhanced-geometry svg:viewBox="0 0 21600 21600" draw:text-areas="0 0 21600 21600" draw:type="pentagon-right" draw:modifiers="19178.0558229066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3" draw:layer="layout" svg:width="2.077cm" svg:height="0.403cm" svg:x="3.583cm" svg:y="7.21cm">
              <text:p text:style-name="P3"><text:span text:style-name="T2">ST Occupied</text:span></text:p>
              <draw:enhanced-geometry svg:viewBox="0 0 21600 21600" draw:text-areas="0 0 21600 21600" draw:type="pentagon-right" draw:modifiers="19178.0558229066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" draw:text-style-name="P3" draw:layer="layout" svg:width="2.077cm" svg:height="0.403cm" svg:x="3.582cm" svg:y="5.598cm">
              <text:p text:style-name="P3"><text:span text:style-name="T2">Side Free</text:span></text:p>
              <draw:enhanced-geometry svg:viewBox="0 0 21600 21600" draw:text-areas="0 0 21600 21600" draw:type="pentagon-right" draw:modifiers="19178.0558229066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3" draw:layer="layout" svg:width="2.077cm" svg:height="0.403cm" svg:x="3.583cm" svg:y="6.002cm">
              <text:p text:style-name="P3"><text:span text:style-name="T2">Side Occupied</text:span></text:p>
              <draw:enhanced-geometry svg:viewBox="0 0 21600 21600" draw:text-areas="0 0 21600 21600" draw:type="pentagon-right" draw:modifiers="19178.0558229066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" draw:text-style-name="P3" draw:layer="layout" svg:width="2.077cm" svg:height="0.403cm" svg:x="3.582cm" svg:y="4.432cm">
              <text:p text:style-name="P3"><text:span text:style-name="T2">Main Free</text:span></text:p>
              <draw:enhanced-geometry svg:viewBox="0 0 21600 21600" draw:text-areas="0 0 21600 21600" draw:type="pentagon-right" draw:modifiers="19178.0558229066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3" draw:layer="layout" svg:width="2.077cm" svg:height="0.403cm" svg:x="3.583cm" svg:y="4.836cm">
              <text:p text:style-name="P3"><text:span text:style-name="T2">Main Occ</text:span></text:p>
              <draw:enhanced-geometry svg:viewBox="0 0 21600 21600" draw:text-areas="0 0 21600 21600" draw:type="pentagon-right" draw:modifiers="19178.0558229066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7" draw:text-style-name="P3" draw:layer="layout" svg:width="2.077cm" svg:height="0.403cm" svg:x="3.603cm" svg:y="11cm">
                <text:p text:style-name="P3"><text:span text:style-name="T2">Held</text:span></text:p>
                <draw:enhanced-geometry svg:viewBox="0 0 21600 21600" draw:text-areas="0 0 21600 21600" draw:type="pentagon-right" draw:modifiers="19178.0558229066" draw:enhanced-path="M 0 0 L ?f0 0 21600 10800 ?f0 21600 0 21600 Z N">
                  <draw:equation draw:name="f0" draw:formula="$0 "/>
                  <draw:handle draw:handle-position="$0 top" draw:handle-range-x-minimum="0" draw:handle-range-x-maximum="21600"/>
                </draw:enhanced-geometry>
              </draw:custom-shape>
              <draw:custom-shape draw:style-name="gr7" draw:text-style-name="P3" draw:layer="layout" svg:width="2.077cm" svg:height="0.403cm" svg:x="3.604cm" svg:y="11.404cm">
                <text:p text:style-name="P3"><text:span text:style-name="T2">Rel Left</text:span></text:p>
                <draw:enhanced-geometry svg:viewBox="0 0 21600 21600" draw:text-areas="0 0 21600 21600" draw:type="pentagon-right" draw:modifiers="19178.0558229066" draw:enhanced-path="M 0 0 L ?f0 0 21600 10800 ?f0 21600 0 21600 Z N">
                  <draw:equation draw:name="f0" draw:formula="$0 "/>
                  <draw:handle draw:handle-position="$0 top" draw:handle-range-x-minimum="0" draw:handle-range-x-maximum="21600"/>
                </draw:enhanced-geometry>
              </draw:custom-shape>
              <draw:custom-shape draw:style-name="gr7" draw:text-style-name="P3" draw:layer="layout" svg:width="2.077cm" svg:height="0.403cm" svg:x="3.604cm" svg:y="11.809cm">
                <text:p text:style-name="P3"><text:span text:style-name="T2">Rel Right</text:span></text:p>
                <draw:enhanced-geometry svg:viewBox="0 0 21600 21600" draw:text-areas="0 0 21600 21600" draw:type="pentagon-right" draw:modifiers="19178.0558229066" draw:enhanced-path="M 0 0 L ?f0 0 21600 10800 ?f0 21600 0 21600 Z N">
                  <draw:equation draw:name="f0" draw:formula="$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3" draw:layer="layout" svg:width="2.077cm" svg:height="0.403cm" svg:x="3.582cm" svg:y="9.052cm">
                <text:p text:style-name="P3"><text:span text:style-name="T2">Side Clear</text:span></text:p>
                <draw:enhanced-geometry svg:viewBox="0 0 21600 21600" draw:text-areas="0 0 21600 21600" draw:type="pentagon-right" draw:modifiers="19178.0558229066" draw:enhanced-path="M 0 0 L ?f0 0 21600 10800 ?f0 21600 0 21600 Z N">
                  <draw:equation draw:name="f0" draw:formula="$0 "/>
                  <draw:handle draw:handle-position="$0 top" draw:handle-range-x-minimum="0" draw:handle-range-x-maximum="21600"/>
                </draw:enhanced-geometry>
              </draw:custom-shape>
              <draw:custom-shape draw:style-name="gr7" draw:text-style-name="P3" draw:layer="layout" svg:width="2.077cm" svg:height="0.403cm" svg:x="3.583cm" svg:y="9.456cm">
                <text:p text:style-name="P3"><text:span text:style-name="T2">Side Approach</text:span></text:p>
                <draw:enhanced-geometry svg:viewBox="0 0 21600 21600" draw:text-areas="0 0 21600 21600" draw:type="pentagon-right" draw:modifiers="19178.0558229066" draw:enhanced-path="M 0 0 L ?f0 0 21600 10800 ?f0 21600 0 21600 Z N">
                  <draw:equation draw:name="f0" draw:formula="$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3" draw:layer="layout" svg:width="2.077cm" svg:height="0.403cm" svg:x="3.604cm" svg:y="10.005cm">
                <text:p text:style-name="P3"><text:span text:style-name="T2">ST Clear</text:span></text:p>
                <draw:enhanced-geometry svg:viewBox="0 0 21600 21600" draw:text-areas="0 0 21600 21600" draw:type="pentagon-right" draw:modifiers="19178.0558229066" draw:enhanced-path="M 0 0 L ?f0 0 21600 10800 ?f0 21600 0 21600 Z N">
                  <draw:equation draw:name="f0" draw:formula="$0 "/>
                  <draw:handle draw:handle-position="$0 top" draw:handle-range-x-minimum="0" draw:handle-range-x-maximum="21600"/>
                </draw:enhanced-geometry>
              </draw:custom-shape>
              <draw:custom-shape draw:style-name="gr7" draw:text-style-name="P3" draw:layer="layout" svg:width="2.077cm" svg:height="0.403cm" svg:x="3.605cm" svg:y="10.409cm">
                <text:p text:style-name="P3"><text:span text:style-name="T2">ST Approach</text:span></text:p>
                <draw:enhanced-geometry svg:viewBox="0 0 21600 21600" draw:text-areas="0 0 21600 21600" draw:type="pentagon-right" draw:modifiers="19178.0558229066" draw:enhanced-path="M 0 0 L ?f0 0 21600 10800 ?f0 21600 0 21600 Z N">
                  <draw:equation draw:name="f0" draw:formula="$0 "/>
                  <draw:handle draw:handle-position="$0 top" draw:handle-range-x-minimum="0" draw:handle-range-x-maximum="21600"/>
                </draw:enhanced-geometry>
              </draw:custom-shape>
            </draw:g>
          </draw:g>
          <draw:connector draw:style-name="gr8" draw:text-style-name="P1" draw:layer="layout" draw:type="curve" draw:line-skew="-0.344cm" svg:x1="8.215cm" svg:y1="7.793cm" svg:x2="9.949cm" svg:y2="5.292cm" draw:start-shape="id1" draw:end-shape="id2" draw:end-glue-point="3" svg:d="m8215 7793c784 0-82-2501 1734-2501">
            <text:p/>
          </draw:connector>
          <draw:connector draw:style-name="gr8" draw:text-style-name="P1" draw:layer="layout" draw:type="curve" svg:x1="8.215cm" svg:y1="7.794cm" svg:x2="9.948cm" svg:y2="7.235cm" draw:end-shape="id3" svg:d="m8215 7794c924 0 58-559 1733-559">
            <text:p/>
          </draw:connector>
          <draw:connector draw:style-name="gr8" draw:text-style-name="P1" draw:layer="layout" draw:type="curve" svg:x1="8.215cm" svg:y1="7.794cm" svg:x2="13.53cm" svg:y2="6.566cm" draw:end-shape="id4" draw:end-glue-point="3" svg:d="m8215 7794c3610 0 953-1228 5315-1228">
            <text:p/>
          </draw:connector>
          <draw:connector draw:style-name="gr8" draw:text-style-name="P1" draw:layer="layout" draw:type="curve" svg:x1="8.215cm" svg:y1="7.794cm" svg:x2="13.486cm" svg:y2="10.212cm" draw:end-shape="id5" draw:end-glue-point="3" svg:d="m8215 7794c3577 0 942 2418 5271 2418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10-06-03T23:21:15</dc:date>
    <dc:creator>David Harris</dc:creator>
    <meta:editing-duration>PT04H24M29S</meta:editing-duration>
    <meta:editing-cycles>27</meta:editing-cycles>
    <meta:generator>OpenOffice.org/3.1$Unix OpenOffice.org_project/310m11$Build-9399</meta:generator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